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75BFAFB9BEA110A5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3">
      <style:text-properties fo:font-weight="bold" style:font-weight-asian="bold" style:font-weight-complex="bold"/>
    </style:style>
    <style:style style:name="ce4" style:family="table-cell" style:parent-style-name="Default" style:data-style-name="N3">
      <style:text-properties fo:font-weight="normal" style:font-weight-asian="normal" style:font-weight-complex="normal"/>
    </style:style>
    <style:style style:name="ce5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561in" svg:height="6.6614in" svg:x="3.3386in" svg:y="0.324in">
            <draw:object draw:notify-on-update-of-ranges="Sheet1.A1:Sheet1.A1 Sheet1.A2:Sheet1.A61 Sheet1.C1:Sheet1.C1 Sheet1.C2:Sheet1.C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1" table:default-cell-style-name="ce5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Week</text:p>
          </table:table-cell>
          <table:table-cell table:style-name="ce1" office:value-type="string" calcext:value-type="string">
            <text:p>Gained AP</text:p>
          </table:table-cell>
          <table:table-cell table:style-name="ce3" office:value-type="string" calcext:value-type="string">
            <text:p>Cumulative AP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1W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1W2</text:p>
          </table:table-cell>
          <table:table-cell office:value-type="float" office:value="45" calcext:value-type="float">
            <text:p>45</text:p>
          </table:table-cell>
          <table:table-cell table:formula="of:=[.C2]+[.B3]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W3</text:p>
          </table:table-cell>
          <table:table-cell office:value-type="float" office:value="249" calcext:value-type="float">
            <text:p>249</text:p>
          </table:table-cell>
          <table:table-cell table:formula="of:=[.C3]+[.B4]" office:value-type="float" office:value="294" calcext:value-type="float">
            <text:p>2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W4</text:p>
          </table:table-cell>
          <table:table-cell office:value-type="float" office:value="200" calcext:value-type="float">
            <text:p>200</text:p>
          </table:table-cell>
          <table:table-cell table:formula="of:=[.C4]+[.B5]" office:value-type="float" office:value="494" calcext:value-type="float">
            <text:p>4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W2</text:p>
          </table:table-cell>
          <table:table-cell/>
          <table:table-cell table:formula="of:=[.C5]+[.B6]" office:value-type="float" office:value="494" calcext:value-type="float">
            <text:p>4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W3</text:p>
          </table:table-cell>
          <table:table-cell/>
          <table:table-cell table:formula="of:=[.C6]+[.B7]" office:value-type="float" office:value="494" calcext:value-type="float">
            <text:p>4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W4</text:p>
          </table:table-cell>
          <table:table-cell/>
          <table:table-cell table:formula="of:=[.C7]+[.B8]" office:value-type="float" office:value="494" calcext:value-type="float">
            <text:p>4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W5</text:p>
          </table:table-cell>
          <table:table-cell/>
          <table:table-cell table:formula="of:=[.C8]+[.B9]" office:value-type="float" office:value="494" calcext:value-type="float">
            <text:p>4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W6</text:p>
          </table:table-cell>
          <table:table-cell office:value-type="float" office:value="360" calcext:value-type="float">
            <text:p>360</text:p>
          </table:table-cell>
          <table:table-cell table:formula="of:=[.C9]+[.B10]" office:value-type="float" office:value="854" calcext:value-type="float">
            <text:p>8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W2</text:p>
          </table:table-cell>
          <table:table-cell/>
          <table:table-cell table:formula="of:=[.C10]+[.B11]" office:value-type="float" office:value="854" calcext:value-type="float">
            <text:p>8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W3</text:p>
          </table:table-cell>
          <table:table-cell/>
          <table:table-cell table:formula="of:=[.C11]+[.B12]" office:value-type="float" office:value="854" calcext:value-type="float">
            <text:p>8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W4</text:p>
          </table:table-cell>
          <table:table-cell office:value-type="float" office:value="280" calcext:value-type="float">
            <text:p>280</text:p>
          </table:table-cell>
          <table:table-cell table:formula="of:=[.C12]+[.B13]" office:value-type="float" office:value="1134" calcext:value-type="float">
            <text:p>1,1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W2</text:p>
          </table:table-cell>
          <table:table-cell/>
          <table:table-cell table:formula="of:=[.C13]+[.B14]" office:value-type="float" office:value="1134" calcext:value-type="float">
            <text:p>1,1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W3</text:p>
          </table:table-cell>
          <table:table-cell office:value-type="float" office:value="470" calcext:value-type="float">
            <text:p>470</text:p>
          </table:table-cell>
          <table:table-cell table:formula="of:=[.C14]+[.B15]" office:value-type="float" office:value="1604" calcext:value-type="float">
            <text:p>1,6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W4</text:p>
          </table:table-cell>
          <table:table-cell/>
          <table:table-cell table:formula="of:=[.C15]+[.B16]" office:value-type="float" office:value="1604" calcext:value-type="float">
            <text:p>1,6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W5</text:p>
          </table:table-cell>
          <table:table-cell/>
          <table:table-cell table:formula="of:=[.C16]+[.B17]" office:value-type="float" office:value="1604" calcext:value-type="float">
            <text:p>1,6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W6</text:p>
          </table:table-cell>
          <table:table-cell/>
          <table:table-cell table:formula="of:=[.C17]+[.B18]" office:value-type="float" office:value="1604" calcext:value-type="float">
            <text:p>1,6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W7</text:p>
          </table:table-cell>
          <table:table-cell office:value-type="float" office:value="1920" calcext:value-type="float">
            <office:annotation draw:style-name="gr2" draw:text-style-name="P3" svg:width="1.1413in" svg:height="0.7083in" svg:x="2.0138in" svg:y="2.6094in" draw:caption-point-x="-0.2402in" draw:caption-point-y="0.5945in">
              <dc:creator>LE</dc:creator>
              <dc:date>2020-09-04T00:00:00</dc:date>
              <text:p text:style-name="P2">+Qualified Students</text:p>
            </office:annotation>
            <text:p>1920</text:p>
          </table:table-cell>
          <table:table-cell table:formula="of:=[.C18]+[.B19]" office:value-type="float" office:value="3524" calcext:value-type="float">
            <text:p>3,5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5W1</text:p>
          </table:table-cell>
          <table:table-cell/>
          <table:table-cell table:formula="of:=[.C19]+[.B20]" office:value-type="float" office:value="3524" calcext:value-type="float">
            <text:p>3,524</text:p>
          </table:table-cell>
          <table:table-cell table:number-columns-repeated="1021"/>
        </table:table-row>
        <table:table-row table:style-name="ro1">
          <table:table-cell table:formula="of:=&quot;C5W&quot;&amp;ROW()-18" office:value-type="string" office:string-value="C5W3" calcext:value-type="string">
            <text:p>C5W3</text:p>
          </table:table-cell>
          <table:table-cell/>
          <table:table-cell table:formula="of:=[.C20]+[.B21]" office:value-type="float" office:value="3524" calcext:value-type="float">
            <text:p>3,524</text:p>
          </table:table-cell>
          <table:table-cell table:number-columns-repeated="1021"/>
        </table:table-row>
        <table:table-row table:style-name="ro1">
          <table:table-cell table:formula="of:=&quot;C5W&quot;&amp;ROW()-18" office:value-type="string" office:string-value="C5W4" calcext:value-type="string">
            <text:p>C5W4</text:p>
          </table:table-cell>
          <table:table-cell/>
          <table:table-cell table:formula="of:=[.C21]+[.B22]" office:value-type="float" office:value="3524" calcext:value-type="float">
            <text:p>3,524</text:p>
          </table:table-cell>
          <table:table-cell table:number-columns-repeated="1021"/>
        </table:table-row>
        <table:table-row table:style-name="ro1">
          <table:table-cell table:formula="of:=&quot;C5W&quot;&amp;ROW()-18" office:value-type="string" office:string-value="C5W5" calcext:value-type="string">
            <text:p>C5W5</text:p>
          </table:table-cell>
          <table:table-cell/>
          <table:table-cell table:formula="of:=[.C22]+[.B23]" office:value-type="float" office:value="3524" calcext:value-type="float">
            <text:p>3,524</text:p>
          </table:table-cell>
          <table:table-cell table:number-columns-repeated="1021"/>
        </table:table-row>
        <table:table-row table:style-name="ro1">
          <table:table-cell table:formula="of:=&quot;C5W&quot;&amp;ROW()-18" office:value-type="string" office:string-value="C5W6" calcext:value-type="string">
            <text:p>C5W6</text:p>
          </table:table-cell>
          <table:table-cell/>
          <table:table-cell table:formula="of:=[.C23]+[.B24]" office:value-type="float" office:value="3524" calcext:value-type="float">
            <text:p>3,524</text:p>
          </table:table-cell>
          <table:table-cell table:number-columns-repeated="1021"/>
        </table:table-row>
        <table:table-row table:style-name="ro1">
          <table:table-cell table:formula="of:=&quot;C5W&quot;&amp;ROW()-18" office:value-type="string" office:string-value="C5W7" calcext:value-type="string">
            <text:p>C5W7</text:p>
          </table:table-cell>
          <table:table-cell office:value-type="float" office:value="1000" calcext:value-type="float">
            <text:p>1000</text:p>
          </table:table-cell>
          <table:table-cell table:formula="of:=[.C24]+[.B25]" office:value-type="float" office:value="4524" calcext:value-type="float">
            <text:p>4,524</text:p>
          </table:table-cell>
          <table:table-cell table:number-columns-repeated="1021"/>
        </table:table-row>
        <table:table-row table:style-name="ro1">
          <table:table-cell table:formula="of:=&quot;C5W&quot;&amp;ROW()-18" office:value-type="string" office:string-value="C5W8" calcext:value-type="string">
            <text:p>C5W8</text:p>
          </table:table-cell>
          <table:table-cell/>
          <table:table-cell table:formula="of:=[.C25]+[.B26]" office:value-type="float" office:value="4524" calcext:value-type="float">
            <text:p>4,524</text:p>
          </table:table-cell>
          <table:table-cell table:number-columns-repeated="1021"/>
        </table:table-row>
        <table:table-row table:style-name="ro1">
          <table:table-cell table:formula="of:=&quot;C6W&quot;&amp;ROW()-24" office:value-type="string" office:string-value="C6W3" calcext:value-type="string">
            <text:p>C6W3</text:p>
          </table:table-cell>
          <table:table-cell/>
          <table:table-cell table:formula="of:=[.C26]+[.B27]" office:value-type="float" office:value="4524" calcext:value-type="float">
            <text:p>4,524</text:p>
          </table:table-cell>
          <table:table-cell table:number-columns-repeated="1021"/>
        </table:table-row>
        <table:table-row table:style-name="ro1">
          <table:table-cell table:formula="of:=&quot;C6W&quot;&amp;ROW()-24" office:value-type="string" office:string-value="C6W4" calcext:value-type="string">
            <text:p>C6W4</text:p>
          </table:table-cell>
          <table:table-cell/>
          <table:table-cell table:formula="of:=[.C27]+[.B28]" office:value-type="float" office:value="4524" calcext:value-type="float">
            <text:p>4,524</text:p>
          </table:table-cell>
          <table:table-cell table:number-columns-repeated="1021"/>
        </table:table-row>
        <table:table-row table:style-name="ro1">
          <table:table-cell table:formula="of:=&quot;C6W&quot;&amp;ROW()-24" office:value-type="string" office:string-value="C6W5" calcext:value-type="string">
            <text:p>C6W5</text:p>
          </table:table-cell>
          <table:table-cell office:value-type="float" office:value="1560" calcext:value-type="float">
            <text:p>1560</text:p>
          </table:table-cell>
          <table:table-cell table:formula="of:=[.C28]+[.B29]" office:value-type="float" office:value="6084" calcext:value-type="float">
            <text:p>6,084</text:p>
          </table:table-cell>
          <table:table-cell table:number-columns-repeated="1021"/>
        </table:table-row>
        <table:table-row table:style-name="ro1">
          <table:table-cell table:formula="of:=&quot;C7W&quot;&amp;ROW()-28" office:value-type="string" office:string-value="C7W2" calcext:value-type="string">
            <text:p>C7W2</text:p>
          </table:table-cell>
          <table:table-cell/>
          <table:table-cell table:formula="of:=[.C29]+[.B30]" office:value-type="float" office:value="6084" calcext:value-type="float">
            <text:p>6,084</text:p>
          </table:table-cell>
          <table:table-cell table:number-columns-repeated="1021"/>
        </table:table-row>
        <table:table-row table:style-name="ro1">
          <table:table-cell table:formula="of:=&quot;C7W&quot;&amp;ROW()-28" office:value-type="string" office:string-value="C7W3" calcext:value-type="string">
            <text:p>C7W3</text:p>
          </table:table-cell>
          <table:table-cell table:formula="of:=85+1560" office:value-type="float" office:value="1645" calcext:value-type="float">
            <text:p>1645</text:p>
          </table:table-cell>
          <table:table-cell table:formula="of:=[.C30]+[.B31]" office:value-type="float" office:value="7729" calcext:value-type="float">
            <text:p>7,729</text:p>
          </table:table-cell>
          <table:table-cell table:number-columns-repeated="1021"/>
        </table:table-row>
        <table:table-row table:style-name="ro1">
          <table:table-cell table:formula="of:=&quot;C7W&quot;&amp;ROW()-28" office:value-type="string" office:string-value="C7W4" calcext:value-type="string">
            <text:p>C7W4</text:p>
          </table:table-cell>
          <table:table-cell/>
          <table:table-cell table:formula="of:=[.C31]+[.B32]" office:value-type="float" office:value="7729" calcext:value-type="float">
            <text:p>7,729</text:p>
          </table:table-cell>
          <table:table-cell table:number-columns-repeated="1021"/>
        </table:table-row>
        <table:table-row table:style-name="ro1">
          <table:table-cell table:formula="of:=&quot;C7W&quot;&amp;ROW()-28" office:value-type="string" office:string-value="C7W5" calcext:value-type="string">
            <text:p>C7W5</text:p>
          </table:table-cell>
          <table:table-cell/>
          <table:table-cell table:formula="of:=[.C32]+[.B33]" office:value-type="float" office:value="7729" calcext:value-type="float">
            <text:p>7,729</text:p>
          </table:table-cell>
          <table:table-cell table:number-columns-repeated="1021"/>
        </table:table-row>
        <table:table-row table:style-name="ro1">
          <table:table-cell table:formula="of:=&quot;C7W&quot;&amp;ROW()-28" office:value-type="string" office:string-value="C7W6" calcext:value-type="string">
            <text:p>C7W6</text:p>
          </table:table-cell>
          <table:table-cell/>
          <table:table-cell table:formula="of:=[.C33]+[.B34]" office:value-type="float" office:value="7729" calcext:value-type="float">
            <text:p>7,729</text:p>
          </table:table-cell>
          <table:table-cell table:number-columns-repeated="1021"/>
        </table:table-row>
        <table:table-row table:style-name="ro1">
          <table:table-cell table:formula="of:=&quot;C7W&quot;&amp;ROW()-28" office:value-type="string" office:string-value="C7W7" calcext:value-type="string">
            <text:p>C7W7</text:p>
          </table:table-cell>
          <table:table-cell office:value-type="float" office:value="65" calcext:value-type="float">
            <text:p>65</text:p>
          </table:table-cell>
          <table:table-cell table:formula="of:=[.C34]+[.B35]" office:value-type="float" office:value="7794" calcext:value-type="float">
            <text:p>7,794</text:p>
          </table:table-cell>
          <table:table-cell table:number-columns-repeated="1021"/>
        </table:table-row>
        <table:table-row table:style-name="ro1">
          <table:table-cell table:formula="of:=&quot;C8W&quot;&amp;ROW()-34" office:value-type="string" office:string-value="C8W2" calcext:value-type="string">
            <text:p>C8W2</text:p>
          </table:table-cell>
          <table:table-cell/>
          <table:table-cell table:formula="of:=[.C35]+[.B36]" office:value-type="float" office:value="7794" calcext:value-type="float">
            <text:p>7,794</text:p>
          </table:table-cell>
          <table:table-cell table:number-columns-repeated="1021"/>
        </table:table-row>
        <table:table-row table:style-name="ro1">
          <table:table-cell table:formula="of:=&quot;C8W&quot;&amp;ROW()-34" office:value-type="string" office:string-value="C8W3" calcext:value-type="string">
            <text:p>C8W3</text:p>
          </table:table-cell>
          <table:table-cell/>
          <table:table-cell table:formula="of:=[.C36]+[.B37]" office:value-type="float" office:value="7794" calcext:value-type="float">
            <text:p>7,794</text:p>
          </table:table-cell>
          <table:table-cell table:number-columns-repeated="1021"/>
        </table:table-row>
        <table:table-row table:style-name="ro1">
          <table:table-cell table:formula="of:=&quot;C8W&quot;&amp;ROW()-34" office:value-type="string" office:string-value="C8W4" calcext:value-type="string">
            <text:p>C8W4</text:p>
          </table:table-cell>
          <table:table-cell/>
          <table:table-cell table:formula="of:=[.C37]+[.B38]" office:value-type="float" office:value="7794" calcext:value-type="float">
            <text:p>7,794</text:p>
          </table:table-cell>
          <table:table-cell table:number-columns-repeated="1021"/>
        </table:table-row>
        <table:table-row table:style-name="ro1">
          <table:table-cell table:formula="of:=&quot;C8W&quot;&amp;ROW()-34" office:value-type="string" office:string-value="C8W5" calcext:value-type="string">
            <text:p>C8W5</text:p>
          </table:table-cell>
          <table:table-cell/>
          <table:table-cell table:formula="of:=[.C38]+[.B39]" office:value-type="float" office:value="7794" calcext:value-type="float">
            <text:p>7,794</text:p>
          </table:table-cell>
          <table:table-cell table:number-columns-repeated="1021"/>
        </table:table-row>
        <table:table-row table:style-name="ro1">
          <table:table-cell table:formula="of:=&quot;C8W&quot;&amp;ROW()-34" office:value-type="string" office:string-value="C8W6" calcext:value-type="string">
            <text:p>C8W6</text:p>
          </table:table-cell>
          <table:table-cell/>
          <table:table-cell table:formula="of:=[.C39]+[.B40]" office:value-type="float" office:value="7794" calcext:value-type="float">
            <text:p>7,794</text:p>
          </table:table-cell>
          <table:table-cell table:number-columns-repeated="1021"/>
        </table:table-row>
        <table:table-row table:style-name="ro1">
          <table:table-cell table:formula="of:=&quot;C8W&quot;&amp;ROW()-34" office:value-type="string" office:string-value="C8W7" calcext:value-type="string">
            <text:p>C8W7</text:p>
          </table:table-cell>
          <table:table-cell/>
          <table:table-cell table:formula="of:=[.C40]+[.B41]" office:value-type="float" office:value="7794" calcext:value-type="float">
            <text:p>7,794</text:p>
          </table:table-cell>
          <table:table-cell table:number-columns-repeated="1021"/>
        </table:table-row>
        <table:table-row table:style-name="ro1">
          <table:table-cell table:formula="of:=&quot;C8W&quot;&amp;ROW()-34" office:value-type="string" office:string-value="C8W8" calcext:value-type="string">
            <text:p>C8W8</text:p>
          </table:table-cell>
          <table:table-cell office:value-type="float" office:value="1300" calcext:value-type="float">
            <text:p>1300</text:p>
          </table:table-cell>
          <table:table-cell table:formula="of:=[.C41]+[.B42]" office:value-type="float" office:value="9094" calcext:value-type="float">
            <text:p>9,094</text:p>
          </table:table-cell>
          <table:table-cell table:number-columns-repeated="1021"/>
        </table:table-row>
        <table:table-row table:style-name="ro1">
          <table:table-cell table:formula="of:=&quot;C9W&quot;&amp;ROW()-41" office:value-type="string" office:string-value="C9W2" calcext:value-type="string">
            <text:p>C9W2</text:p>
          </table:table-cell>
          <table:table-cell/>
          <table:table-cell table:formula="of:=[.C42]+[.B43]" office:value-type="float" office:value="9094" calcext:value-type="float">
            <text:p>9,094</text:p>
          </table:table-cell>
          <table:table-cell table:number-columns-repeated="1021"/>
        </table:table-row>
        <table:table-row table:style-name="ro1">
          <table:table-cell table:formula="of:=&quot;C9W&quot;&amp;ROW()-41" office:value-type="string" office:string-value="C9W3" calcext:value-type="string">
            <text:p>C9W3</text:p>
          </table:table-cell>
          <table:table-cell/>
          <table:table-cell table:formula="of:=[.C43]+[.B44]" office:value-type="float" office:value="9094" calcext:value-type="float">
            <text:p>9,094</text:p>
          </table:table-cell>
          <table:table-cell table:number-columns-repeated="1021"/>
        </table:table-row>
        <table:table-row table:style-name="ro1">
          <table:table-cell table:formula="of:=&quot;C9W&quot;&amp;ROW()-41" office:value-type="string" office:string-value="C9W4" calcext:value-type="string">
            <text:p>C9W4</text:p>
          </table:table-cell>
          <table:table-cell/>
          <table:table-cell table:formula="of:=[.C44]+[.B45]" office:value-type="float" office:value="9094" calcext:value-type="float">
            <text:p>9,094</text:p>
          </table:table-cell>
          <table:table-cell table:number-columns-repeated="1021"/>
        </table:table-row>
        <table:table-row table:style-name="ro1">
          <table:table-cell table:formula="of:=&quot;C9W&quot;&amp;ROW()-41" office:value-type="string" office:string-value="C9W5" calcext:value-type="string">
            <text:p>C9W5</text:p>
          </table:table-cell>
          <table:table-cell/>
          <table:table-cell table:formula="of:=[.C45]+[.B46]" office:value-type="float" office:value="9094" calcext:value-type="float">
            <text:p>9,094</text:p>
          </table:table-cell>
          <table:table-cell table:number-columns-repeated="1021"/>
        </table:table-row>
        <table:table-row table:style-name="ro1">
          <table:table-cell table:formula="of:=&quot;C9W&quot;&amp;ROW()-41" office:value-type="string" office:string-value="C9W6" calcext:value-type="string">
            <text:p>C9W6</text:p>
          </table:table-cell>
          <table:table-cell/>
          <table:table-cell table:formula="of:=[.C46]+[.B47]" office:value-type="float" office:value="9094" calcext:value-type="float">
            <text:p>9,094</text:p>
          </table:table-cell>
          <table:table-cell table:number-columns-repeated="1021"/>
        </table:table-row>
        <table:table-row table:style-name="ro1">
          <table:table-cell table:formula="of:=&quot;C9W&quot;&amp;ROW()-41" office:value-type="string" office:string-value="C9W7" calcext:value-type="string">
            <text:p>C9W7</text:p>
          </table:table-cell>
          <table:table-cell/>
          <table:table-cell table:formula="of:=[.C47]+[.B48]" office:value-type="float" office:value="9094" calcext:value-type="float">
            <text:p>9,094</text:p>
          </table:table-cell>
          <table:table-cell table:number-columns-repeated="1021"/>
        </table:table-row>
        <table:table-row table:style-name="ro1">
          <table:table-cell table:formula="of:=&quot;C9W&quot;&amp;ROW()-41" office:value-type="string" office:string-value="C9W8" calcext:value-type="string">
            <text:p>C9W8</text:p>
          </table:table-cell>
          <table:table-cell office:value-type="float" office:value="1800" calcext:value-type="float">
            <text:p>1800</text:p>
          </table:table-cell>
          <table:table-cell table:formula="of:=[.C48]+[.B49]" office:value-type="float" office:value="10894" calcext:value-type="float">
            <text:p>10,894</text:p>
          </table:table-cell>
          <table:table-cell table:number-columns-repeated="1021"/>
        </table:table-row>
        <table:table-row table:style-name="ro1">
          <table:table-cell table:formula="of:=&quot;C10W&quot;&amp;ROW()-48" office:value-type="string" office:string-value="C10W2" calcext:value-type="string">
            <text:p>C10W2</text:p>
          </table:table-cell>
          <table:table-cell/>
          <table:table-cell table:formula="of:=[.C49]+[.B50]" office:value-type="float" office:value="10894" calcext:value-type="float">
            <text:p>10,894</text:p>
          </table:table-cell>
          <table:table-cell table:number-columns-repeated="1021"/>
        </table:table-row>
        <table:table-row table:style-name="ro1">
          <table:table-cell table:formula="of:=&quot;C10W&quot;&amp;ROW()-48" office:value-type="string" office:string-value="C10W3" calcext:value-type="string">
            <text:p>C10W3</text:p>
          </table:table-cell>
          <table:table-cell/>
          <table:table-cell table:formula="of:=[.C50]+[.B51]" office:value-type="float" office:value="10894" calcext:value-type="float">
            <text:p>10,894</text:p>
          </table:table-cell>
          <table:table-cell table:number-columns-repeated="1021"/>
        </table:table-row>
        <table:table-row table:style-name="ro1">
          <table:table-cell table:formula="of:=&quot;C10W&quot;&amp;ROW()-48" office:value-type="string" office:string-value="C10W4" calcext:value-type="string">
            <text:p>C10W4</text:p>
          </table:table-cell>
          <table:table-cell/>
          <table:table-cell table:formula="of:=[.C51]+[.B52]" office:value-type="float" office:value="10894" calcext:value-type="float">
            <text:p>10,894</text:p>
          </table:table-cell>
          <table:table-cell table:number-columns-repeated="1021"/>
        </table:table-row>
        <table:table-row table:style-name="ro1">
          <table:table-cell table:formula="of:=&quot;C10W&quot;&amp;ROW()-48" office:value-type="string" office:string-value="C10W5" calcext:value-type="string">
            <text:p>C10W5</text:p>
          </table:table-cell>
          <table:table-cell office:value-type="float" office:value="2400" calcext:value-type="float">
            <text:p>2400</text:p>
          </table:table-cell>
          <table:table-cell table:formula="of:=[.C52]+[.B53]" office:value-type="float" office:value="13294" calcext:value-type="float">
            <text:p>13,294</text:p>
          </table:table-cell>
          <table:table-cell table:number-columns-repeated="1021"/>
        </table:table-row>
        <table:table-row table:style-name="ro1">
          <table:table-cell table:formula="of:=&quot;C11W&quot;&amp;ROW()-52" office:value-type="string" office:string-value="C11W2" calcext:value-type="string">
            <text:p>C11W2</text:p>
          </table:table-cell>
          <table:table-cell/>
          <table:table-cell table:formula="of:=[.C53]+[.B54]" office:value-type="float" office:value="13294" calcext:value-type="float">
            <text:p>13,294</text:p>
          </table:table-cell>
          <table:table-cell table:number-columns-repeated="1021"/>
        </table:table-row>
        <table:table-row table:style-name="ro1">
          <table:table-cell table:formula="of:=&quot;C11W&quot;&amp;ROW()-52" office:value-type="string" office:string-value="C11W3" calcext:value-type="string">
            <text:p>C11W3</text:p>
          </table:table-cell>
          <table:table-cell/>
          <table:table-cell table:formula="of:=[.C54]+[.B55]" office:value-type="float" office:value="13294" calcext:value-type="float">
            <text:p>13,294</text:p>
          </table:table-cell>
          <table:table-cell table:number-columns-repeated="1021"/>
        </table:table-row>
        <table:table-row table:style-name="ro1">
          <table:table-cell table:formula="of:=&quot;C11W&quot;&amp;ROW()-52" office:value-type="string" office:string-value="C11W4" calcext:value-type="string">
            <text:p>C11W4</text:p>
          </table:table-cell>
          <table:table-cell/>
          <table:table-cell table:formula="of:=[.C55]+[.B56]" office:value-type="float" office:value="13294" calcext:value-type="float">
            <text:p>13,294</text:p>
          </table:table-cell>
          <table:table-cell table:number-columns-repeated="1021"/>
        </table:table-row>
        <table:table-row table:style-name="ro1">
          <table:table-cell table:formula="of:=&quot;C11W&quot;&amp;ROW()-52" office:value-type="string" office:string-value="C11W5" calcext:value-type="string">
            <text:p>C11W5</text:p>
          </table:table-cell>
          <table:table-cell/>
          <table:table-cell table:formula="of:=[.C56]+[.B57]" office:value-type="float" office:value="13294" calcext:value-type="float">
            <text:p>13,294</text:p>
          </table:table-cell>
          <table:table-cell table:number-columns-repeated="1021"/>
        </table:table-row>
        <table:table-row table:style-name="ro1">
          <table:table-cell table:formula="of:=&quot;C11W&quot;&amp;ROW()-52" office:value-type="string" office:string-value="C11W6" calcext:value-type="string">
            <text:p>C11W6</text:p>
          </table:table-cell>
          <table:table-cell/>
          <table:table-cell table:formula="of:=[.C57]+[.B58]" office:value-type="float" office:value="13294" calcext:value-type="float">
            <text:p>13,294</text:p>
          </table:table-cell>
          <table:table-cell table:number-columns-repeated="1021"/>
        </table:table-row>
        <table:table-row table:style-name="ro1">
          <table:table-cell table:formula="of:=&quot;C11W&quot;&amp;ROW()-52" office:value-type="string" office:string-value="C11W7" calcext:value-type="string">
            <text:p>C11W7</text:p>
          </table:table-cell>
          <table:table-cell/>
          <table:table-cell table:formula="of:=[.C58]+[.B59]" office:value-type="float" office:value="13294" calcext:value-type="float">
            <text:p>13,294</text:p>
          </table:table-cell>
          <table:table-cell table:number-columns-repeated="1021"/>
        </table:table-row>
        <table:table-row table:style-name="ro1">
          <table:table-cell table:formula="of:=&quot;C11W&quot;&amp;ROW()-52" office:value-type="string" office:string-value="C11W8" calcext:value-type="string">
            <text:p>C11W8</text:p>
          </table:table-cell>
          <table:table-cell office:value-type="float" office:value="3000" calcext:value-type="float">
            <text:p>3000</text:p>
          </table:table-cell>
          <table:table-cell table:formula="of:=[.C59]+[.B60]" office:value-type="float" office:value="16294" calcext:value-type="float">
            <text:p>16,2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2W1</text:p>
          </table:table-cell>
          <table:table-cell table:formula="of:=1440+1555+1320" office:value-type="float" office:value="4315" calcext:value-type="float">
            <text:p>4315</text:p>
          </table:table-cell>
          <table:table-cell table:formula="of:=[.C60]+[.B61]" office:value-type="float" office:value="20609" calcext:value-type="float">
            <text:p>20,609</text:p>
          </table:table-cell>
          <table:table-cell table:number-columns-repeated="102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ily Ellington</meta:initial-creator>
    <meta:creation-date>2020-09-04T00:01:02.150711385</meta:creation-date>
    <dc:date>2020-09-04T09:04:10.338291206</dc:date>
    <dc:creator>Lily Ellington</dc:creator>
    <meta:editing-duration>PT8H30M37S</meta:editing-duration>
    <meta:editing-cycles>1</meta:editing-cycles>
    <meta:document-statistic meta:table-count="1" meta:cell-count="140" meta:object-count="1"/>
    <meta:generator>LibreOffice/6.4.4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E000000DF000000DF75BFAFB9BEA110A5.svm"/>
      </style:chart-properties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3">
      <style:chart-properties chart:symbol-type="named-symbol" chart:symbol-name="x" chart:symbol-width="0.25cm" chart:symbol-height="0.25cm" chart:link-data-style-to-source="false" chart:label-position="top">
        <chart:label-separator>
          <text:p><text:line-break/></text:p>
        </chart:label-separator>
      </style:chart-properties>
      <style:graphic-properties svg:stroke-width="0.08cm" svg:stroke-color="#8e86ae" draw:fill-color="#8e86ae" dr3d:edge-rounding="5%"/>
      <style:text-properties fo:font-size="10pt" fo:font-weight="bold" style:font-size-asian="10pt" style:font-size-complex="10pt"/>
    </style:style>
    <style:style style:name="ch12" style:family="chart">
      <style:chart-properties chart:solid-type="cuboid" chart:symbol-type="named-symbol" chart:symbol-name="x" chart:symbol-width="0.25cm" chart:symbol-height="0.25cm"/>
    </style:style>
    <style:style style:name="ch13" style:family="chart">
      <style:chart-properties chart:solid-type="cuboid" chart:symbol-type="named-symbol" chart:symbol-name="x" chart:symbol-width="0.25cm" chart:symbol-height="0.25cm" chart:link-data-style-to-source="true" chart:data-label-number="value" chart:data-label-text="true" chart:data-label-symbol="false"/>
    </style:style>
    <style:style style:name="ch14" style:family="chart">
      <style:chart-properties chart:solid-type="cuboid" chart:symbol-type="named-symbol" chart:symbol-name="x" chart:symbol-width="0.25cm" chart:symbol-height="0.25cm" chart:data-label-number="value" chart:data-label-text="true" chart:data-label-symbol="false" chart:label-position="lef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446cm" svg:height="16.921cm" xlink:href=".." xlink:type="simple" chart:class="chart:line" chart:style-name="ch1">
        <chart:title svg:x="15.671cm" svg:y="0.474cm" chart:style-name="ch2">
          <text:p>Cumulative AP</text:p>
        </chart:title>
        <chart:subtitle svg:x="15.327cm" svg:y="1.591cm" chart:style-name="ch3">
          <text:p>Minimum Battles Run</text:p>
        </chart:subtitle>
        <chart:plot-area chart:style-name="ch4" table:cell-range-address="Sheet1.A1:Sheet1.A61 Sheet1.C1:Sheet1.C61" chart:data-source-has-labels="both" svg:x="1.699cm" svg:y="2.612cm" svg:width="32.059cm" svg:height="12.99cm">
          <chartooo:coordinate-region svg:x="2.982cm" svg:y="2.612cm" svg:width="30.776cm" svg:height="11.475cm"/>
          <chart:axis chart:dimension="x" chart:name="primary-x" chart:style-name="ch5" chartooo:axis-type="auto">
            <chartooo:date-scale/>
            <chart:title svg:x="14.959cm" svg:y="15.94cm" chart:style-name="ch6">
              <text:p>In-Game Week (W1 usually excluded)</text:p>
            </chart:title>
            <chart:categories table:cell-range-address="Sheet1.A2:Sheet1.A61"/>
          </chart:axis>
          <chart:axis chart:dimension="y" chart:name="primary-y" chart:style-name="ch7">
            <chart:title svg:x="0.451cm" svg:y="10.236cm" chart:style-name="ch8">
              <text:p>Cumulative AP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Sheet1.C2:Sheet1.C61" chart:label-cell-address="Sheet1.C1:Sheet1.C1" chart:class="chart:line">
            <chart:data-point chart:repeated="2"/>
            <chart:data-point chart:style-name="ch12"/>
            <chart:data-point chart:style-name="ch13"/>
            <chart:data-point chart:repeated="4"/>
            <chart:data-point chart:style-name="ch13"/>
            <chart:data-point chart:repeated="2"/>
            <chart:data-point chart:style-name="ch13"/>
            <chart:data-point chart:repeated="5"/>
            <chart:data-point chart:style-name="ch13"/>
            <chart:data-point chart:repeated="5"/>
            <chart:data-point chart:style-name="ch13"/>
            <chart:data-point chart:repeated="3"/>
            <chart:data-point chart:style-name="ch13"/>
            <chart:data-point/>
            <chart:data-point chart:style-name="ch12"/>
            <chart:data-point chart:repeated="3"/>
            <chart:data-point chart:style-name="ch13"/>
            <chart:data-point chart:repeated="6"/>
            <chart:data-point chart:style-name="ch13"/>
            <chart:data-point chart:repeated="6"/>
            <chart:data-point chart:style-name="ch13"/>
            <chart:data-point chart:repeated="3"/>
            <chart:data-point chart:style-name="ch13"/>
            <chart:data-point chart:repeated="6"/>
            <chart:data-point chart:style-name="ch14"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ulative AP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1W1</text:p>
                <draw:g>
                  <svg:desc>Sheet1.A2:Sheet1.A61</svg:desc>
                </draw:g>
              </table:table-cell>
              <table:table-cell office:value-type="float" office:value="0">
                <text:p>0</text:p>
                <draw:g>
                  <svg:desc>Sheet1.C2:Sheet1.C61</svg:desc>
                </draw:g>
              </table:table-cell>
            </table:table-row>
            <table:table-row>
              <table:table-cell office:value-type="string">
                <text:p>C1W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C1W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C1W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C2W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C2W3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C2W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C2W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C2W6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C3W2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C3W3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C3W4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C4W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C4W3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C4W4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C4W5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C4W6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C4W7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C5W1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C5W3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C5W4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C5W5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C5W6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C5W7</text:p>
              </table:table-cell>
              <table:table-cell office:value-type="float" office:value="4524">
                <text:p>4524</text:p>
              </table:table-cell>
            </table:table-row>
            <table:table-row>
              <table:table-cell office:value-type="string">
                <text:p>C5W8</text:p>
              </table:table-cell>
              <table:table-cell office:value-type="float" office:value="4524">
                <text:p>4524</text:p>
              </table:table-cell>
            </table:table-row>
            <table:table-row>
              <table:table-cell office:value-type="string">
                <text:p>C6W3</text:p>
              </table:table-cell>
              <table:table-cell office:value-type="float" office:value="4524">
                <text:p>4524</text:p>
              </table:table-cell>
            </table:table-row>
            <table:table-row>
              <table:table-cell office:value-type="string">
                <text:p>C6W4</text:p>
              </table:table-cell>
              <table:table-cell office:value-type="float" office:value="4524">
                <text:p>4524</text:p>
              </table:table-cell>
            </table:table-row>
            <table:table-row>
              <table:table-cell office:value-type="string">
                <text:p>C6W5</text:p>
              </table:table-cell>
              <table:table-cell office:value-type="float" office:value="6084">
                <text:p>6084</text:p>
              </table:table-cell>
            </table:table-row>
            <table:table-row>
              <table:table-cell office:value-type="string">
                <text:p>C7W2</text:p>
              </table:table-cell>
              <table:table-cell office:value-type="float" office:value="6084">
                <text:p>6084</text:p>
              </table:table-cell>
            </table:table-row>
            <table:table-row>
              <table:table-cell office:value-type="string">
                <text:p>C7W3</text:p>
              </table:table-cell>
              <table:table-cell office:value-type="float" office:value="7729">
                <text:p>7729</text:p>
              </table:table-cell>
            </table:table-row>
            <table:table-row>
              <table:table-cell office:value-type="string">
                <text:p>C7W4</text:p>
              </table:table-cell>
              <table:table-cell office:value-type="float" office:value="7729">
                <text:p>7729</text:p>
              </table:table-cell>
            </table:table-row>
            <table:table-row>
              <table:table-cell office:value-type="string">
                <text:p>C7W5</text:p>
              </table:table-cell>
              <table:table-cell office:value-type="float" office:value="7729">
                <text:p>7729</text:p>
              </table:table-cell>
            </table:table-row>
            <table:table-row>
              <table:table-cell office:value-type="string">
                <text:p>C7W6</text:p>
              </table:table-cell>
              <table:table-cell office:value-type="float" office:value="7729">
                <text:p>7729</text:p>
              </table:table-cell>
            </table:table-row>
            <table:table-row>
              <table:table-cell office:value-type="string">
                <text:p>C7W7</text:p>
              </table:table-cell>
              <table:table-cell office:value-type="float" office:value="7794">
                <text:p>7794</text:p>
              </table:table-cell>
            </table:table-row>
            <table:table-row>
              <table:table-cell office:value-type="string">
                <text:p>C8W2</text:p>
              </table:table-cell>
              <table:table-cell office:value-type="float" office:value="7794">
                <text:p>7794</text:p>
              </table:table-cell>
            </table:table-row>
            <table:table-row>
              <table:table-cell office:value-type="string">
                <text:p>C8W3</text:p>
              </table:table-cell>
              <table:table-cell office:value-type="float" office:value="7794">
                <text:p>7794</text:p>
              </table:table-cell>
            </table:table-row>
            <table:table-row>
              <table:table-cell office:value-type="string">
                <text:p>C8W4</text:p>
              </table:table-cell>
              <table:table-cell office:value-type="float" office:value="7794">
                <text:p>7794</text:p>
              </table:table-cell>
            </table:table-row>
            <table:table-row>
              <table:table-cell office:value-type="string">
                <text:p>C8W5</text:p>
              </table:table-cell>
              <table:table-cell office:value-type="float" office:value="7794">
                <text:p>7794</text:p>
              </table:table-cell>
            </table:table-row>
            <table:table-row>
              <table:table-cell office:value-type="string">
                <text:p>C8W6</text:p>
              </table:table-cell>
              <table:table-cell office:value-type="float" office:value="7794">
                <text:p>7794</text:p>
              </table:table-cell>
            </table:table-row>
            <table:table-row>
              <table:table-cell office:value-type="string">
                <text:p>C8W7</text:p>
              </table:table-cell>
              <table:table-cell office:value-type="float" office:value="7794">
                <text:p>7794</text:p>
              </table:table-cell>
            </table:table-row>
            <table:table-row>
              <table:table-cell office:value-type="string">
                <text:p>C8W8</text:p>
              </table:table-cell>
              <table:table-cell office:value-type="float" office:value="9094">
                <text:p>9094</text:p>
              </table:table-cell>
            </table:table-row>
            <table:table-row>
              <table:table-cell office:value-type="string">
                <text:p>C9W2</text:p>
              </table:table-cell>
              <table:table-cell office:value-type="float" office:value="9094">
                <text:p>9094</text:p>
              </table:table-cell>
            </table:table-row>
            <table:table-row>
              <table:table-cell office:value-type="string">
                <text:p>C9W3</text:p>
              </table:table-cell>
              <table:table-cell office:value-type="float" office:value="9094">
                <text:p>9094</text:p>
              </table:table-cell>
            </table:table-row>
            <table:table-row>
              <table:table-cell office:value-type="string">
                <text:p>C9W4</text:p>
              </table:table-cell>
              <table:table-cell office:value-type="float" office:value="9094">
                <text:p>9094</text:p>
              </table:table-cell>
            </table:table-row>
            <table:table-row>
              <table:table-cell office:value-type="string">
                <text:p>C9W5</text:p>
              </table:table-cell>
              <table:table-cell office:value-type="float" office:value="9094">
                <text:p>9094</text:p>
              </table:table-cell>
            </table:table-row>
            <table:table-row>
              <table:table-cell office:value-type="string">
                <text:p>C9W6</text:p>
              </table:table-cell>
              <table:table-cell office:value-type="float" office:value="9094">
                <text:p>9094</text:p>
              </table:table-cell>
            </table:table-row>
            <table:table-row>
              <table:table-cell office:value-type="string">
                <text:p>C9W7</text:p>
              </table:table-cell>
              <table:table-cell office:value-type="float" office:value="9094">
                <text:p>9094</text:p>
              </table:table-cell>
            </table:table-row>
            <table:table-row>
              <table:table-cell office:value-type="string">
                <text:p>C9W8</text:p>
              </table:table-cell>
              <table:table-cell office:value-type="float" office:value="10894">
                <text:p>10894</text:p>
              </table:table-cell>
            </table:table-row>
            <table:table-row>
              <table:table-cell office:value-type="string">
                <text:p>C10W2</text:p>
              </table:table-cell>
              <table:table-cell office:value-type="float" office:value="10894">
                <text:p>10894</text:p>
              </table:table-cell>
            </table:table-row>
            <table:table-row>
              <table:table-cell office:value-type="string">
                <text:p>C10W3</text:p>
              </table:table-cell>
              <table:table-cell office:value-type="float" office:value="10894">
                <text:p>10894</text:p>
              </table:table-cell>
            </table:table-row>
            <table:table-row>
              <table:table-cell office:value-type="string">
                <text:p>C10W4</text:p>
              </table:table-cell>
              <table:table-cell office:value-type="float" office:value="10894">
                <text:p>10894</text:p>
              </table:table-cell>
            </table:table-row>
            <table:table-row>
              <table:table-cell office:value-type="string">
                <text:p>C10W5</text:p>
              </table:table-cell>
              <table:table-cell office:value-type="float" office:value="13294">
                <text:p>13294</text:p>
              </table:table-cell>
            </table:table-row>
            <table:table-row>
              <table:table-cell office:value-type="string">
                <text:p>C11W2</text:p>
              </table:table-cell>
              <table:table-cell office:value-type="float" office:value="13294">
                <text:p>13294</text:p>
              </table:table-cell>
            </table:table-row>
            <table:table-row>
              <table:table-cell office:value-type="string">
                <text:p>C11W3</text:p>
              </table:table-cell>
              <table:table-cell office:value-type="float" office:value="13294">
                <text:p>13294</text:p>
              </table:table-cell>
            </table:table-row>
            <table:table-row>
              <table:table-cell office:value-type="string">
                <text:p>C11W4</text:p>
              </table:table-cell>
              <table:table-cell office:value-type="float" office:value="13294">
                <text:p>13294</text:p>
              </table:table-cell>
            </table:table-row>
            <table:table-row>
              <table:table-cell office:value-type="string">
                <text:p>C11W5</text:p>
              </table:table-cell>
              <table:table-cell office:value-type="float" office:value="13294">
                <text:p>13294</text:p>
              </table:table-cell>
            </table:table-row>
            <table:table-row>
              <table:table-cell office:value-type="string">
                <text:p>C11W6</text:p>
              </table:table-cell>
              <table:table-cell office:value-type="float" office:value="13294">
                <text:p>13294</text:p>
              </table:table-cell>
            </table:table-row>
            <table:table-row>
              <table:table-cell office:value-type="string">
                <text:p>C11W7</text:p>
              </table:table-cell>
              <table:table-cell office:value-type="float" office:value="13294">
                <text:p>13294</text:p>
              </table:table-cell>
            </table:table-row>
            <table:table-row>
              <table:table-cell office:value-type="string">
                <text:p>C11W8</text:p>
              </table:table-cell>
              <table:table-cell office:value-type="float" office:value="16294">
                <text:p>16294</text:p>
              </table:table-cell>
            </table:table-row>
            <table:table-row>
              <table:table-cell office:value-type="string">
                <text:p>C12W1</text:p>
              </table:table-cell>
              <table:table-cell office:value-type="float" office:value="20609">
                <text:p>206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